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Ubuntu" officeooo:rsid="001a32f9" officeooo:paragraph-rsid="001a32f9"/>
    </style:style>
    <style:style style:name="P2" style:family="paragraph" style:parent-style-name="Standard">
      <style:paragraph-properties fo:line-height="200%"/>
      <style:text-properties style:font-name="Ubuntu" officeooo:rsid="001a32f9" officeooo:paragraph-rsid="0021ac24"/>
    </style:style>
    <style:style style:name="P3" style:family="paragraph" style:parent-style-name="Standard">
      <style:paragraph-properties fo:line-height="200%"/>
      <style:text-properties style:font-name="Ubuntu" officeooo:rsid="001a32f9" officeooo:paragraph-rsid="001a32f9"/>
    </style:style>
    <style:style style:name="P4" style:family="paragraph" style:parent-style-name="Standard">
      <style:paragraph-properties fo:line-height="200%"/>
      <style:text-properties style:font-name="Ubuntu" officeooo:rsid="001a32f9" officeooo:paragraph-rsid="001bfe76"/>
    </style:style>
    <style:style style:name="P5" style:family="paragraph" style:parent-style-name="Standard">
      <style:paragraph-properties fo:line-height="200%" fo:text-align="center" style:justify-single-word="false"/>
      <style:text-properties style:font-name="Ubuntu" officeooo:rsid="0021ac24" officeooo:paragraph-rsid="0021ac24"/>
    </style:style>
    <style:style style:name="P6" style:family="paragraph" style:parent-style-name="Standard">
      <style:paragraph-properties fo:line-height="200%" fo:text-align="start" style:justify-single-word="false"/>
      <style:text-properties style:font-name="sans-serif" fo:font-size="11.25pt" officeooo:rsid="001a32f9" officeooo:paragraph-rsid="001a32f9"/>
    </style:style>
    <style:style style:name="P7" style:family="paragraph" style:parent-style-name="Standard">
      <style:paragraph-properties fo:line-height="200%" fo:text-align="start" style:justify-single-word="false"/>
      <style:text-properties style:font-name="sans-serif" fo:font-size="11.25pt" officeooo:rsid="001a32f9" officeooo:paragraph-rsid="0020ee30"/>
    </style:style>
    <style:style style:name="P8" style:family="paragraph" style:parent-style-name="Standard">
      <style:paragraph-properties fo:line-height="200%" fo:text-align="start" style:justify-single-word="false"/>
      <style:text-properties style:font-name="sans-serif" fo:font-size="11.25pt" officeooo:rsid="0020ee30" officeooo:paragraph-rsid="0020ee30"/>
    </style:style>
    <style:style style:name="P9" style:family="paragraph" style:parent-style-name="Standard">
      <style:paragraph-properties fo:line-height="200%" fo:text-align="start" style:justify-single-word="false"/>
      <style:text-properties style:font-name="sans-serif" officeooo:paragraph-rsid="0020ee30"/>
    </style:style>
    <style:style style:name="P10" style:family="paragraph" style:parent-style-name="Standard">
      <style:paragraph-properties fo:line-height="200%" fo:text-align="start" style:justify-single-word="false"/>
      <style:text-properties style:font-name="sans-serif" officeooo:rsid="00230222" officeooo:paragraph-rsid="00230222"/>
    </style:style>
    <style:style style:name="T1" style:family="text">
      <style:text-properties officeooo:rsid="001bb6a5"/>
    </style:style>
    <style:style style:name="T2" style:family="text">
      <style:text-properties officeooo:rsid="001bfe76"/>
    </style:style>
    <style:style style:name="T3" style:family="text">
      <style:text-properties fo:font-style="italic" style:font-style-asian="italic" style:font-style-complex="italic"/>
    </style:style>
    <style:style style:name="T4" style:family="text">
      <style:text-properties fo:font-style="italic" officeooo:rsid="001bfe76" style:font-style-asian="italic" style:font-style-complex="italic"/>
    </style:style>
    <style:style style:name="T5" style:family="text">
      <style:text-properties fo:font-style="italic" officeooo:rsid="0020c5ac" style:font-style-asian="italic" style:font-style-complex="italic"/>
    </style:style>
    <style:style style:name="T6" style:family="text">
      <style:text-properties fo:font-style="normal" officeooo:rsid="001bfe76" style:font-style-asian="normal" style:font-style-complex="normal"/>
    </style:style>
    <style:style style:name="T7" style:family="text">
      <style:text-properties fo:font-style="normal" officeooo:rsid="002418ac" style:font-style-asian="normal" style:font-style-complex="normal"/>
    </style:style>
    <style:style style:name="T8" style:family="text">
      <style:text-properties fo:font-size="11.25pt" fo:font-style="italic" officeooo:rsid="0020ee30" style:font-style-asian="italic" style:font-style-complex="italic"/>
    </style:style>
    <style:style style:name="T9" style:family="text">
      <style:text-properties fo:font-size="11.25pt" fo:font-style="normal" officeooo:rsid="0020ee30" style:font-style-asian="normal" style:font-style-complex="normal"/>
    </style:style>
    <style:style style:name="T10" style:family="text">
      <style:text-properties officeooo:rsid="0020c5ac"/>
    </style:style>
    <style:style style:name="T11" style:family="text">
      <style:text-properties officeooo:rsid="0020ee30"/>
    </style:style>
    <style:style style:name="T12" style:family="text">
      <style:text-properties officeooo:rsid="0022b1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 – What is Interesting?</text:p>
      <text:p text:style-name="P2"/>
      <text:p text:style-name="P2"><text:tab/>Magnetohydrody<text:span text:style-name="T1">na</text:span>mics <text:span text:style-name="T1">is the subject of “fluids” that conduct electricity and its magnetic components. The fundamental concept behind this study is that the magnetic fields can induce currents in and consequentially polarize plasma, salt water, or liquid metals, changing the magnetic fields itself. One of the earliest experiments with fluids was done by the father of the electric field himself: Michael Faraday. This experiment was on the salt water and its potential difference from its interaction with the Earth’s magnetic field.</text:span></text:p>
      <text:p text:style-name="P3"><text:tab/><text:span text:style-name="T1">The interest is driven by solar observations made by a solar telescope, with fascinations in the activities of the solar corona (haven for plasma). Also, a hobby is stagecraft, which is scenic designs and forming the structures of a theatrical production. Stagecraft hands me the privilege to be skilled in utilizing a plasma cutter to twist-and-turn unique “artworks” and set-pieces. The scientific papers and reviews read are mostly laboratory practices and applications used to test plasma and its electrical and magnetic aspects to observe whether the experiments can be produced by a low-budget college student.</text:span></text:p>
      <text:p text:style-name="P4"><text:tab/><text:span text:style-name="T2">Currently, I am reading up on the </text:span><text:span text:style-name="T4">Magnetohydrodynamics of the Sun</text:span><text:span text:style-name="T6"> by author Eric Priest, </text:span><text:span text:style-name="T7">which illustrates the magnetic field of the sun and details the effects it has on the Earth.</text:span></text:p>
      <text:p text:style-name="P3"/>
      <text:p text:style-name="P3"/>
      <text:p text:style-name="P3"/>
      <text:p text:style-name="P3"/>
      <text:p text:style-name="P3"/>
      <text:p text:style-name="P3"/>
      <text:p text:style-name="P1"><text:soft-page-break/>Reference<text:span text:style-name="T12">s</text:span></text:p>
      <text:p text:style-name="P1"/>
      <text:p text:style-name="P8">Basov N G 1976 <text:span text:style-name="T3">Neutral Current Sheets in Plasma</text:span></text:p>
      <text:p text:style-name="P6"/>
      <text:p text:style-name="P6"><text:span text:style-name="T10">Courtois C, Dendy R O and Woolsey N C 2004 </text:span><text:span text:style-name="T5">Laboratory plasma astrophysics <text:tab/>simulation experiment using lasers</text:span></text:p>
      <text:p text:style-name="P6"/>
      <text:p text:style-name="P7"><text:span text:style-name="T11">Hess W N 1964 </text:span><text:span text:style-name="T3">AAS-NASA Symposium on the Physics of Solar Flares</text:span></text:p>
      <text:p text:style-name="P6"/>
      <text:p text:style-name="P9"><text:span text:style-name="T9">Koepke M E 2008 </text:span><text:span text:style-name="T8">Interrelated laboratory and space plasma experiment</text:span></text:p>
      <text:p text:style-name="P9"><text:span text:style-name="T8"/></text:p>
      <text:p text:style-name="P10"><text:span text:style-name="T9">Priest, Eric R. </text:span><text:span text:style-name="T8">Magnetohydrodynamics of the Sun</text:span><text:span text:style-name="T9">. Cambridge Univ. Press, 2014.</text:span><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01:16:48.564076833</meta:creation-date>
    <dc:date>2018-01-18T21:58:33.078873424</dc:date>
    <meta:editing-duration>PT3H1M50S</meta:editing-duration>
    <meta:editing-cycles>9</meta:editing-cycles>
    <meta:generator>LibreOffice/5.1.6.2$Linux_X86_64 LibreOffice_project/10m0$Build-2</meta:generator>
    <meta:document-statistic meta:table-count="0" meta:image-count="0" meta:object-count="0" meta:page-count="2" meta:paragraph-count="10" meta:word-count="271" meta:character-count="1738" meta:non-whitespace-character-count="1471"/>
  </office:meta>
</office:document-meta>
</file>